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8.403cm" style:rel-column-width="32767*"/>
    </style:style>
    <style:style style:name="Tabla4.B" style:family="table-column">
      <style:table-column-properties style:column-width="8.403cm" style:rel-column-width="32768*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8.403cm" style:rel-column-width="32767*"/>
    </style:style>
    <style:style style:name="Tabla3.B" style:family="table-column">
      <style:table-column-properties style:column-width="8.403cm" style:rel-column-width="32768*"/>
    </style:style>
    <style:style style:name="Tabla3.A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8.403cm" style:rel-column-width="32767*"/>
    </style:style>
    <style:style style:name="Tabla4.B" style:family="table-column">
      <style:table-column-properties style:column-width="8.403cm" style:rel-column-width="32768*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8.403cm" style:rel-column-width="32767*"/>
    </style:style>
    <style:style style:name="Tabla3.B" style:family="table-column">
      <style:table-column-properties style:column-width="8.403cm" style:rel-column-width="32768*"/>
    </style:style>
    <style:style style:name="Tabla3.A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6" style:family="paragraph" style:parent-style-name="Standard">
      <style:text-properties officeooo:paragraph-rsid="005d5c8b"/>
    </style:style>
    <style:style style:name="P7" style:family="paragraph" style:parent-style-name="Standard">
      <style:text-properties officeooo:rsid="0092caed" officeooo:paragraph-rsid="005d5c8b"/>
    </style:style>
    <style:style style:name="P8" style:family="paragraph" style:parent-style-name="Table_20_Contents">
      <style:text-properties officeooo:paragraph-rsid="005d5c8b"/>
    </style:style>
    <style:style style:name="P9" style:family="paragraph" style:parent-style-name="Table_20_Contents">
      <style:paragraph-properties fo:text-align="justify" style:justify-single-word="false"/>
      <style:text-properties fo:font-size="9pt" fo:font-weight="bold" officeooo:rsid="009378d4" officeooo:paragraph-rsid="005d5c8b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9pt" fo:font-weight="bold" officeooo:rsid="0092caed" officeooo:paragraph-rsid="005d5c8b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size="9pt" fo:font-weight="bold" officeooo:rsid="0060b8bb" officeooo:paragraph-rsid="0060b8bb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ize="9pt" fo:font-weight="bold" officeooo:rsid="00628473" officeooo:paragraph-rsid="00628473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9pt" officeooo:rsid="0092caed" officeooo:paragraph-rsid="005d5c8b" style:font-size-asian="9pt" style:font-size-complex="9pt"/>
    </style:style>
    <style:style style:name="P14" style:family="paragraph" style:parent-style-name="Table_20_Contents">
      <style:paragraph-properties fo:text-align="justify" style:justify-single-word="false"/>
      <style:text-properties fo:font-size="9pt" officeooo:rsid="009378d4" officeooo:paragraph-rsid="005d5c8b" style:font-size-asian="9pt" style:font-size-complex="9pt"/>
    </style:style>
    <style:style style:name="P15" style:family="paragraph" style:parent-style-name="Table_20_Contents">
      <style:paragraph-properties fo:text-align="justify" style:justify-single-word="false"/>
      <style:text-properties fo:font-size="9pt" officeooo:rsid="009901b8" officeooo:paragraph-rsid="005d5c8b" style:font-size-asian="9pt" style:font-size-complex="9pt"/>
    </style:style>
    <style:style style:name="P16" style:family="paragraph" style:parent-style-name="Text_20_body">
      <style:text-properties officeooo:rsid="0092caed" officeooo:paragraph-rsid="005d5c8b"/>
    </style:style>
    <style:style style:name="P17" style:family="paragraph" style:parent-style-name="Text_20_body">
      <style:text-properties officeooo:rsid="0092caed" officeooo:paragraph-rsid="0060b8bb"/>
    </style:style>
    <style:style style:name="P18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9" style:family="paragraph" style:parent-style-name="Table_20_Contents">
      <style:paragraph-properties fo:text-align="justify" style:justify-single-word="false"/>
      <style:text-properties fo:font-size="9pt" fo:font-weight="bold" officeooo:rsid="00628473" officeooo:paragraph-rsid="005d5c8b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5765f" style:font-weight-asian="bold" style:font-weight-complex="bold"/>
    </style:style>
    <style:style style:name="T4" style:family="text">
      <style:text-properties officeooo:rsid="005d5c8b"/>
    </style:style>
    <style:style style:name="T5" style:family="text">
      <style:text-properties officeooo:rsid="009378d4"/>
    </style:style>
    <style:style style:name="T6" style:family="text">
      <style:text-properties officeooo:rsid="005e96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8620334782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5">Sistemas de archivo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886203335856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Dado un sistema de ficheros que dispone de la siguiente tabla FAT:</text:p>
          </table:table-cell>
        </table:table-row>
        <table:table-row table:style-name="TableLine1886203339392">
          <table:table-cell table:style-name="Tabla9.A2" table:number-columns-spanned="2" office:value-type="string">
            <text:p text:style-name="Table_20_Contents"/>
            <text:p text:style-name="P8"/>
            <table:table table:name="Tabla4" table:style-name="Tabla4">
              <table:table-column table:style-name="Tabla4.A"/>
              <table:table-column table:style-name="Tabla4.B"/>
              <table:table-row table:style-name="TableLine1886203345104">
                <table:table-cell table:style-name="Tabla4.A1" table:number-columns-spanned="2" office:value-type="string">
                  <text:p text:style-name="P11">Tabla FAT</text:p>
                  <text:p text:style-name="P11"/>
                  <text:p text:style-name="P11">Etiquetas:</text:p>
                  <text:p text:style-name="P11">x → Indica bloque sin usar</text:p>
                  <text:p text:style-name="P11">E → Entrada de directorios raiz</text:p>
                  <text:p text:style-name="P12">BAD → Bloque defectuoso</text:p>
                  <text:p text:style-name="P12">EOF → End Of File</text:p>
                  <text:p text:style-name="P12">n.º → Bloque siguiente</text:p>
                  <text:p text:style-name="P11"/>
                </table:table-cell>
                <table:covered-table-cell/>
              </table:table-row>
              <table:table-row table:style-name="TableLine1886203344288">
                <table:table-cell table:style-name="Tabla4.A2" office:value-type="string">
                  <text:p text:style-name="P9">Bloque</text:p>
                </table:table-cell>
                <table:table-cell table:style-name="Tabla4.B2" office:value-type="string">
                  <text:p text:style-name="P9">Etiqueta</text:p>
                </table:table-cell>
              </table:table-row>
              <table:table-row table:style-name="TableLine1886203351088">
                <table:table-cell table:style-name="Tabla4.A12" office:value-type="string">
                  <text:p text:style-name="P13">0</text:p>
                </table:table-cell>
                <table:table-cell table:style-name="Tabla4.B12" office:value-type="string">
                  <text:p text:style-name="P13">x</text:p>
                </table:table-cell>
              </table:table-row>
              <table:table-row table:style-name="TableLine1886203348368">
                <table:table-cell table:style-name="Tabla4.A12" office:value-type="string">
                  <text:p text:style-name="P13">1</text:p>
                </table:table-cell>
                <table:table-cell table:style-name="Tabla4.B12" office:value-type="string">
                  <text:p text:style-name="P13">x</text:p>
                </table:table-cell>
              </table:table-row>
              <table:table-row table:style-name="TableLine1886203351360">
                <table:table-cell table:style-name="Tabla4.A12" office:value-type="string">
                  <text:p text:style-name="P13">2</text:p>
                </table:table-cell>
                <table:table-cell table:style-name="Tabla4.B12" office:value-type="string">
                  <text:p text:style-name="P14">x</text:p>
                </table:table-cell>
              </table:table-row>
              <table:table-row table:style-name="TableLine1886203350544">
                <table:table-cell table:style-name="Tabla4.A12" office:value-type="string">
                  <text:p text:style-name="P13">3</text:p>
                </table:table-cell>
                <table:table-cell table:style-name="Tabla4.B12" office:value-type="string">
                  <text:p text:style-name="P13">E</text:p>
                </table:table-cell>
              </table:table-row>
              <table:table-row table:style-name="TableLine1886203340480">
                <table:table-cell table:style-name="Tabla4.A12" office:value-type="string">
                  <text:p text:style-name="P13">4</text:p>
                </table:table-cell>
                <table:table-cell table:style-name="Tabla4.B12" office:value-type="string">
                  <text:p text:style-name="P14">6</text:p>
                </table:table-cell>
              </table:table-row>
              <table:table-row table:style-name="TableLine1886203346192">
                <table:table-cell table:style-name="Tabla4.A12" office:value-type="string">
                  <text:p text:style-name="P13">5</text:p>
                </table:table-cell>
                <table:table-cell table:style-name="Tabla4.B12" office:value-type="string">
                  <text:p text:style-name="P13">BAD</text:p>
                </table:table-cell>
              </table:table-row>
              <table:table-row table:style-name="TableLine1886203345920">
                <table:table-cell table:style-name="Tabla4.A12" office:value-type="string">
                  <text:p text:style-name="P13">6</text:p>
                </table:table-cell>
                <table:table-cell table:style-name="Tabla4.B12" office:value-type="string">
                  <text:p text:style-name="P14">7</text:p>
                </table:table-cell>
              </table:table-row>
              <table:table-row table:style-name="TableLine1886203341024">
                <table:table-cell table:style-name="Tabla4.A12" office:value-type="string">
                  <text:p text:style-name="P13">7</text:p>
                </table:table-cell>
                <table:table-cell table:style-name="Tabla4.B12" office:value-type="string">
                  <text:p text:style-name="P13">EOF</text:p>
                </table:table-cell>
              </table:table-row>
              <table:table-row table:style-name="TableLine1886203342928">
                <table:table-cell table:style-name="Tabla4.A12" office:value-type="string">
                  <text:p text:style-name="P13">8</text:p>
                </table:table-cell>
                <table:table-cell table:style-name="Tabla4.B12" office:value-type="string">
                  <text:p text:style-name="P14">5</text:p>
                </table:table-cell>
              </table:table-row>
              <table:table-row table:style-name="TableLine1886203337488">
                <table:table-cell table:style-name="Tabla4.A12" office:value-type="string">
                  <text:p text:style-name="P15">9</text:p>
                </table:table-cell>
                <table:table-cell table:style-name="Tabla4.B12" office:value-type="string">
                  <text:p text:style-name="P13">EOF</text:p>
                </table:table-cell>
              </table:table-row>
            </table:table>
            <text:p text:style-name="P6"/>
            <text:p text:style-name="P17">Donde la tabla de entrada de directorios<text:span text:style-name="T4"> </text:span>raíz <text:span text:style-name="T4">(E)</text:span> situada en el bloque <text:span text:style-name="T5">3</text:span> contiene lo siguiente:</text:p>
            <table:table table:name="Tabla3" table:style-name="Tabla3">
              <table:table-column table:style-name="Tabla3.A"/>
              <table:table-column table:style-name="Tabla3.B"/>
              <table:table-row table:style-name="TableLine1886203350272">
                <table:table-cell table:style-name="Tabla3.A1" table:number-columns-spanned="2" office:value-type="string">
                  <text:p text:style-name="P11">Entrada de directorios raiz</text:p>
                </table:table-cell>
                <table:covered-table-cell/>
              </table:table-row>
              <table:table-row table:style-name="TableLine1886203348912">
                <table:table-cell table:style-name="Tabla3.A2" office:value-type="string">
                  <text:p text:style-name="P19">Nombre de arquivo</text:p>
                </table:table-cell>
                <table:table-cell table:style-name="Tabla3.B2" office:value-type="string">
                  <text:p text:style-name="P10">Bloque</text:p>
                </table:table-cell>
              </table:table-row>
              <table:table-row table:style-name="TableLine1886203346464">
                <table:table-cell table:style-name="Tabla3.A6" office:value-type="string">
                  <text:p text:style-name="P13">Imagen.png</text:p>
                </table:table-cell>
                <table:table-cell table:style-name="Tabla3.B6" office:value-type="string">
                  <text:p text:style-name="P14">4</text:p>
                </table:table-cell>
              </table:table-row>
              <table:table-row table:style-name="TableLine1886203339120">
                <table:table-cell table:style-name="Tabla3.A6" office:value-type="string">
                  <text:p text:style-name="P13">Archivo.txt</text:p>
                </table:table-cell>
                <table:table-cell table:style-name="Tabla3.B6" office:value-type="string">
                  <text:p text:style-name="P14">9</text:p>
                </table:table-cell>
              </table:table-row>
              <table:table-row table:style-name="TableLine1886203338848">
                <table:table-cell table:style-name="Tabla3.A6" office:value-type="string">
                  <text:p text:style-name="P13">Archivo2.txt</text:p>
                </table:table-cell>
                <table:table-cell table:style-name="Tabla3.B6" office:value-type="string">
                  <text:p text:style-name="P14">5</text:p>
                </table:table-cell>
              </table:table-row>
              <table:table-row table:style-name="TableLine1886203352448">
                <table:table-cell table:style-name="Tabla3.A6" office:value-type="string">
                  <text:p text:style-name="P13">Imagen2.png</text:p>
                </table:table-cell>
                <table:table-cell table:style-name="Tabla3.B6" office:value-type="string">
                  <text:p text:style-name="P14">8</text:p>
                </table:table-cell>
              </table:table-row>
            </table:table>
            <text:p text:style-name="P7"/>
            <text:p text:style-name="P7"/>
            <text:p text:style-name="P16"><text:span text:style-name="T6">1.1</text:span> Indica si hay alguna incoherencia en la configuración actual mostrada en la tabla FAT y en la tabla de entrada de directorios raíz.</text:p>
            <text:p text:style-name="P16"><text:span text:style-name="T6">1.2</text:span> Indica cuántos acceso a bloque serán necesarios para alcanzar el último bloque del fichero Imagen.png (considerar el acceso a bloque que supone la consulta sobre la entrada del directorio)</text:p>
          </table:table-cell>
          <table:covered-table-cell/>
        </table:table-row>
      </table:table>
      <text:p text:style-name="P18"><text:soft-page-break/>(Completar...)</text:p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14T18:48:33.135000000</dc:date>
    <meta:editing-duration>PT8H25M41S</meta:editing-duration>
    <meta:editing-cycles>149</meta:editing-cycles>
    <meta:generator>LibreOffice/7.1.2.2$Windows_X86_64 LibreOffice_project/8a45595d069ef5570103caea1b71cc9d82b2aae4</meta:generator>
    <meta:document-statistic meta:table-count="4" meta:image-count="2" meta:object-count="0" meta:page-count="2" meta:paragraph-count="50" meta:word-count="160" meta:character-count="842" meta:non-whitespace-character-count="730"/>
  </office:meta>
</office:document-meta>
</file>